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AMOS QUISPE, SABINIAN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Y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AMOS QUISPE, SABINIAN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BOLIVIA YUPANQUI NARCIS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8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2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3782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25:3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